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835in"/>
    </style:style>
    <style:style style:name="co2" style:family="table-column">
      <style:table-column-properties fo:break-before="auto" style:column-width="0.3146in"/>
    </style:style>
    <style:style style:name="co3" style:family="table-column">
      <style:table-column-properties fo:break-before="auto" style:column-width="1.5098in"/>
    </style:style>
    <style:style style:name="co4" style:family="table-column">
      <style:table-column-properties fo:break-before="auto" style:column-width="0.498in"/>
    </style:style>
    <style:style style:name="co5" style:family="table-column">
      <style:table-column-properties fo:break-before="auto" style:column-width="23.18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nos" style:font-name-asian="Noto Sans CJK SC" style:font-name-complex="Noto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1">
          <table:table-cell table:style-name="ce1" office:value-type="string">
            <text:p>Target concept (variadic name) in NeXus namespace</text:p>
          </table:table-cell>
          <table:table-cell table:style-name="ce1" office:value-type="string">
            <text:p>functor</text:p>
          </table:table-cell>
          <table:table-cell table:style-name="ce1" office:value-type="string">
            <text:p>functor name</text:p>
          </table:table-cell>
          <table:table-cell table:style-name="ce1" office:value-type="string">
            <text:p>terms</text:p>
          </table:table-cell>
          <table:table-cell table:style-name="ce5" office:value-type="string">
            <text:p>Source concept instance in namespace of tech partner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@xmln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@xmlns:i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cquisitionImageNumber</text:p>
          </table:table-cell>
        </table:table-row>
        <table:table-row table:style-name="ro1">
          <table:table-cell table:style-name="ce2" office:value-type="string">
            <text:p>/ENTRY[entry*]/measurement/em_lab/STAGE_LAB[stage_lab]/alias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ctivePositionerSettings.PositionerSettings.[*].Stage.Name</text:p>
          </table:table-cell>
        </table:table-row>
        <table:table-row table:style-name="ro1">
          <table:table-cell table:style-name="ce2" office:value-type="string">
            <text:p>/ENTRY[entry*]/measurement/em_lab/STAGE_LAB[stage_lab]/design</text:p>
          </table:table-cell>
          <table:table-cell table:number-columns-repeated="3"/>
          <table:table-cell office:value-type="string">
            <text:p>heating_chip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STAGE_LAB[stage_lab]/tilt_1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ctivePositionerSettings.PositionerSettings.[*].Stage.A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STAGE_LAB[stage_lab]/tilt_2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ctivePositionerSettings.PositionerSettings.[*].Stage.B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STAGE_LAB[stage_lab]/position</text:p>
          </table:table-cell>
          <table:table-cell office:value-type="string">
            <text:p>fun</text:p>
          </table:table-cell>
          <table:table-cell office:value-type="string">
            <text:p>load_from_concatenate</text:p>
          </table:table-cell>
          <table:table-cell office:value-type="string">
            <text:p>terms</text:p>
          </table:table-cell>
          <table:table-cell office:value-type="string">
            <text:p>MicroscopeControlImageMetadata.ActivePositionerSettings.PositionerSettings.[*].Stage.X, MicroscopeControlImageMetadata.ActivePositionerSettings.PositionerSettings.[*].Stage.Y, MicroscopeControlImageMetadata.ActivePositionerSettings.PositionerSettings.[*].Stage.Z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CategoryDescription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CategoryNa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DateTimeLocal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ExperimentElapsedTi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ExperimentLogFil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ExperimentStatu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ExperimentType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HEATER[heater]/current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HeatingCurrent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HEATER[heater]<text:a xlink:href="../../../../../../../../current/@units">/current/@units</text:a></text:p>
          </table:table-cell>
          <table:table-cell table:number-columns-repeated="3"/>
          <table:table-cell table:style-name="Default" office:value-type="string">
            <text:p>A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HEATER[heater]/power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HeatingPower</text:p>
          </table:table-cell>
        </table:table-row>
        <table:table-row table:style-name="ro1">
          <table:table-cell table:style-name="ce3" office:value-type="string">
            <text:p>/ENTRY[entry*]/measurement/EVENT_DATA_EM_SET[event_data_em_set]/EVENT_DATA_EM[event_data_em*]/em_lab/HEATER[heater]/power/@units</text:p>
          </table:table-cell>
          <table:table-cell table:number-columns-repeated="3"/>
          <table:table-cell office:value-type="string">
            <text:p>W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HeatingResistance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HEATER[heater]/voltag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HeatingVoltage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HEATER[heater]<text:a xlink:href="../../../../../../../../voltage/@units">/voltage/@units</text:a></text:p>
          </table:table-cell>
          <table:table-cell table:number-columns-repeated="3"/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HolderFlowRat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HolderGas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STAGE_LAB[stage_lab]/SENSOR[sensor2]/valu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HolderPressure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STAGE_LAB[stage_lab]/SENSOR[sensor2]/value/@units</text:p>
          </table:table-cell>
          <table:table-cell table:number-columns-repeated="3"/>
          <table:table-cell office:value-type="string">
            <text:p>torr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STAGE_LAB[stage_lab]/SENSOR[sensor2]/measurement</text:p>
          </table:table-cell>
          <table:table-cell table:number-columns-repeated="3"/>
          <table:table-cell office:value-type="string">
            <text:p>pressure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STAGE_LAB[stage_lab]/SENSOR[sensor1]/valu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HolderTemperature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STAGE_LAB[stage_lab]/SENSOR[sensor1]/value/@units</text:p>
          </table:table-cell>
          <table:table-cell table:number-columns-repeated="3"/>
          <table:table-cell office:value-type="string">
            <text:p>°C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STAGE_LAB[stage_lab]/SENSOR[sensor1]/measurement</text:p>
          </table:table-cell>
          <table:table-cell table:number-columns-repeated="3"/>
          <table:table-cell office:value-type="string">
            <text:p>temperatur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NameImageTag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NameOriginalNa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NameSessionId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NameTyp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SessionStatu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SystemStatu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Tank1Ga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Tank1Pressur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Tank2Pressur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VacuumTankGa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DataValues.AuxiliaryDataValue.[*].VacuumTankPressur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uxiliaryData.AuxiliaryDataCategory.[*].Subcategorie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xonDateTi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AxonVersion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CoordinatedPosition.A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CoordinatedPosition.B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CoordinatedPosition.PositionerNa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CoordinatedPosition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CoordinatedPosition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CoordinatedPosition.Z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CorrectedDwellTi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CorrectedImageNumber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CorrectedPosition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CorrectedPosition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Rate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Rate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Roi.Location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Roi.Location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Roi.Size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DriftRoi.Size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FocusQuotient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FocusRoi.Location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FocusRoi.Location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FocusRoi.Size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FocusRoi.Size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FocusScor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FocusScoreAlgorithm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ProcessingSettings.Brightnes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ProcessingSettings.Contrast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ProcessingSettings.HistogramNormalizationLowerFraction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ProcessingSettings.HistogramNormalizationLowerPixelValu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ProcessingSettings.HistogramNormalizationUpperFraction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ProcessingSettings.HistogramNormalizationUpperPixelValu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ProcessingSettings.NormalizationMod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ProcessingSettings.PureBlackRawPixelLimit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ProcessingSettings.PureWhiteRawPixelLimit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AcquisitionMod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AcquisitionTi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BiasCorrectionEnabled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Binning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Brightness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Contrast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GainCorrectionEnabled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ImagePhysicalSize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ImagePhysicalSize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ImagePixels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ImagePixels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ImagerNa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erSettings.Rotation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magingDateTi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IsDriftAdjusted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atchCorrelation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DateTime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m_lab/EBEAM_COLUMN[ebeam_column]/electron_source/voltag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AcceleratingVoltage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EBEAM_COLUMN[ebeam_column]<text:a xlink:href="../../../../../../../../electron_source/voltage/@units">/electron_source/voltage/@units</text:a>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table:style-name="Default"/>
        </table:table-row>
        <table:table-row table:style-name="ro1">
          <table:table-cell table:style-name="ce2" office:value-type="string">
            <text:p>/ENTRY[entry*]/measurement/EVENT_DATA_EM_SET[event_data_em_set]/EVENT_DATA_EM[event_data_em*]/em_lab/EBEAM_COLUMN[ebeam_column]/DEFLECTOR[beam_blanker1]/stat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BeamBlankerState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OPTICAL_SYSTEM_EM[optical_system_em]/camera_length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CameraLengthValue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OPTICAL_SYSTEM_EM[optical_system_em]<text:a xlink:href="../../../../../../../../camera_length/@units">/camera_length/@units</text:a>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/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ColumnValvesStat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ConvergenceAngl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FluorescentScreenStat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ImagingMod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Intensity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OPTICAL_SYSTEM_EM[optical_system_em]/magnification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MagnificationValu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MicroscopeNam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MicroscopeSettings.SpotSize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PixelShift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PixelShift.Y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SessionImageNumber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TotalDrift.X</text:p>
          </table:table-cell>
        </table:table-row>
        <table:table-row table:style-name="ro1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MicroscopeControlImageMetadata.TotalDrift.Y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vent_type</text:p>
          </table:table-cell>
          <table:table-cell table:number-columns-repeated="3"/>
          <table:table-cell table:style-name="Default" office:value-type="string">
            <text:p>As tested with AXON 10.4.4.21, 2021-04-26T22:51:28.4539893-05:00 not included in Protochips PNG metadata</text:p>
          </table:table-cell>
        </table:table-row>
        <table:table-row table:style-name="ro1">
          <table:table-cell table:style-name="ce2" office:value-type="string">
            <text:p>/ENTRY[entry*]/measurement/EVENT_DATA_EM_SET[event_data_em_set]/EVENT_DATA_EM[event_data_em*]/em_lab/DETECTOR[detector*]/mode</text:p>
          </table:table-cell>
          <table:table-cell table:number-columns-repeated="3"/>
          <table:table-cell table:style-name="Default" office:value-type="string">
            <text:p>As tested with AXON 10.4.4.21, 2021-04-26T22:51:28.4539893-05:00 not included in Protochips PNG metadata</text:p>
          </table:table-cell>
        </table:table-row>
        <table:table-row table:style-name="ro1">
          <table:table-cell table:style-name="ce2" office:value-type="string">
            <text:p>/ENTRY[entry*]/measurement/em_lab/DETECTOR[detector*]/local_name</text:p>
          </table:table-cell>
          <table:table-cell table:number-columns-repeated="3"/>
          <table:table-cell table:style-name="Default" office:value-type="string">
            <text:p>As tested with AXON 10.4.4.21, 2021-04-26T22:51:28.4539893-05:00 not included in Protochips PNG metadata</text:p>
          </table:table-cell>
        </table:table-row>
        <table:table-row table:style-name="ro1">
          <table:table-cell office:value-type="string">
            <text:p>/ENTRY[entry*]/measurement/EVENT_DATA_EM_SET[event_data_em_set]/EVENT_DATA_EM[event_data_em*]/em_lab/SCANBOX_EM[scanbox_em]/dwell_tim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/ENTRY[entry*]/measurement/EVENT_DATA_EM_SET[event_data_em_set]/EVENT_DATA_EM[event_data_em*]/em_lab/SCANBOX_EM[scanbox_em]<text:a xlink:href="../../../../../../../../dwell_time/@units">/dwell_time/@units</text:a>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>
            <text:p>/ENTRY[entry*]/measurement/em_lab/FABRICATION[fabrication]/identifi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/ENTRY[entry*]/measurement/EVENT_DATA_EM_SET[event_data_em_set]/EVENT_DATA_EM[event_data_em*]/em_lab/SCANBOX_EM[scanbox_em]/scan_schema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>
            <text:p>/ENTRY[entry*]/measurement/em_lab/EBEAM_COLUMN[ebeam_column]/electron_source/emitter_typ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>
            <text:p>/ENTRY[entry*]/measurement/em_lab/FABRICATION[fabrication]/vendo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>
            <text:p>/ENTRY[entry*]/measurement/em_lab/FABRICATION[fabrication]/model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>
            <text:p>/ENTRY[entry*]/measurement/em_lab/EBEAM_COLUMN[ebeam_column]/APERTURE_EM[aperture_em*]/description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>
            <text:p>/ENTRY[entry*]/measurement/em_lab/EBEAM_COLUMN[ebeam_column]/APERTURE_EM[aperture_em*]/valu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>
            <text:p>/ENTRY[entry*]/measurement/em_lab/EBEAM_COLUMN[ebeam_column]/APERTURE_EM[aperture_em*]<text:a xlink:href="../../../../../../../../value/@units">/value/@units</text:a>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4" office:value-type="string">
            <text:p>/ENTRY[entry*]/measurement/em_lab/OPTICAL_SYSTEM_EM[optical_system_em]/beam_current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4" office:value-type="string">
            <text:p>/ENTRY[entry*]/measurement/em_lab/OPTICAL_SYSTEM_EM[optical_system_em]<text:a xlink:href="../../../../../../../../beam_current/@units">/beam_current/@units</text:a>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>
            <text:p>/ENTRY[entry*]/measurement/EVENT_DATA_EM_SET[event_data_em_set]/EVENT_DATA_EM[event_data_em*]/em_lab/EBEAM_COLUMN[ebeam_column]/operation_mode</text:p>
          </table:table-cell>
          <table:table-cell table:number-columns-repeated="3"/>
          <table:table-cell table:style-name="Default"/>
        </table:table-row>
      </table:table>
      <table:database-ranges>
        <table:database-range table:target-range-address="Sheet1.E2:Sheet1.E10484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8">12/18/2023</text:date>, <text:time>18:0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Kühbach</meta:initial-creator>
    <meta:creation-date>2023-12-14T13:38:55</meta:creation-date>
    <dc:date>2023-12-18T18:05:14</dc:date>
    <dc:creator>Markus Kühbach</dc:creator>
    <meta:editing-duration>PT5H44M40S</meta:editing-duration>
    <meta:editing-cycles>16</meta:editing-cycles>
    <meta:generator>OpenOffice/4.1.14$Unix OpenOffice.org_project/4114m1$Build-9811</meta:generator>
    <meta:document-statistic meta:table-count="1" meta:cell-count="465" meta:object-count="0"/>
  </office:meta>
</office:document-meta>
</file>